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>
      <style:paragraph-properties style:writing-mode="lr-tb"/>
    </style:style>
    <style:style style:name="P2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141347392">
          <text:deletion>
            <office:change-info>
              <dc:creator>Bob Jacobsen</dc:creator>
              <dc:date>2010-10-10T10:46:00</dc:date>
            </office:change-info>
            <text:h text:style-name="P1" text:outline-level="1">Title</text:h>
          </text:deletion>
        </text:changed-region>
        <text:changed-region text:id="ct1016110112">
          <text:insertion>
            <office:change-info>
              <dc:creator>Bob Jacobsen</dc:creator>
              <dc:date>2010-10-10T10:46:00</dc:date>
            </office:change-info>
          </text:insertion>
        </text:changed-region>
        <text:changed-region text:id="ct110860244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041518768">
          <text:format-change>
            <office:change-info>
              <dc:creator>Bob Jacobsen</dc:creator>
              <dc:date>2010-10-10T19:28:00</dc:date>
            </office:change-info>
          </text:format-change>
        </text:changed-region>
        <text:changed-region text:id="ct1034295856">
          <text:insertion>
            <office:change-info>
              <dc:creator>Bob Jacobsen</dc:creator>
              <dc:date>2010-10-10T19:28:00</dc:date>
            </office:change-info>
          </text:insertion>
        </text:changed-region>
        <text:changed-region text:id="ct692150224">
          <text:insertion>
            <office:change-info>
              <dc:creator>Bob Jacobsen</dc:creator>
              <dc:date>2010-10-10T19:29:00</dc:date>
            </office:change-info>
          </text:insertion>
        </text:changed-region>
        <text:changed-region text:id="ct743355136">
          <text:insertion>
            <office:change-info>
              <dc:creator>Bob Jacobsen</dc:creator>
              <dc:date>2010-10-10T19:30:00</dc:date>
            </office:change-info>
          </text:insertion>
        </text:changed-region>
        <text:changed-region text:id="ct1035123840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text:id="ct1041289312">
          <text:insertion>
            <office:change-info>
              <dc:creator>Bob Jacobsen</dc:creator>
              <dc:date>2010-10-10T19:35:00</dc:date>
            </office:change-info>
          </text:insertion>
        </text:changed-region>
        <text:changed-region text:id="ct70227595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5845593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670964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14539934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29659670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22522944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10655955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484067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14588280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17636968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11428534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11443180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14560273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1412725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828036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10790750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034735328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text:id="ct117721227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447654512">
          <text:insertion>
            <office:change-info>
              <dc:creator>Bob Jacobsen</dc:creator>
              <dc:date>2010-10-10T19:37:00</dc:date>
            </office:change-info>
          </text:insertion>
        </text:changed-region>
        <text:changed-region text:id="ct126959025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22501185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08010000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1106561280">
          <text:deletion>
            <office:change-info>
              <dc:creator>Bob Jacobsen</dc:creator>
              <dc:date>2010-10-10T10:49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712546288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141347392"/><text:change-start text:change-id="ct1016110112"/>Introduction<text:change-end text:change-id="ct1016110112"/><text:change-start text:change-id="ct1108602448"/>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2063359691" text:style-name="L2">
        <text:list-item>
          <text:p text:style-name="P22">OpenLCB-CAN Message Network Standard</text:p>
        </text:list-item>
        <text:list-item>
          <text:p text:style-name="P22">OpenLCB-TCP Message Network Standard</text:p>
        </text:list-item>
      </text:list>
      <text:p text:style-name="Standard">For more information on format and presentation, see </text:p>
      <text:list xml:id="list1257120595" text:style-name="L3">
        <text:list-item>
          <text:p text:style-name="P23">OpenLCB Common Information Technical Note</text:p>
        </text:list-item>
      </text:list>
      <text:h text:style-name="Heading_20_1" text:outline-level="1">Messages (Normative)</text:h>
      <text:h text:style-name="Heading_20_2" text:outline-level="2">Protocol Support Inquiry</text:h>
      <text:p text:style-name="Standard">Message Type Indicator: 0x32E4</text:p>
      <text:p text:style-name="Standard">Destination address present: Yes</text:p>
      <text:p text:style-name="Standard">Simple subset: Yes</text:p>
      <text:p text:style-name="Standard">Priority group: 1</text:p>
      <text:p text:style-name="Standard">Content: None</text:p>
      <text:p text:style-name="Standard">CAN frame format: 0x18dd,dsss 32 E4</text:p>
      <text:p text:style-name="Standard"><text:soft-page-break/></text:p>
      <text:h text:style-name="Heading_20_2" text:outline-level="2"><text:bookmark text:name="psr"/>Protocol Support Reply</text:h>
      <text:p text:style-name="Standard">Message Type Indicator: 0x32F4</text:p>
      <text:p text:style-name="Standard">Destination address present: Yes</text:p>
      <text:p text:style-name="Standard">Simple subset: Yes</text:p>
      <text:p text:style-name="Standard">Priority group: 1</text:p>
      <text:p text:style-name="Standard">Content: Six bytes containing bits identifying the OpenLCB protocols supported by the sending node; see Section 6 below for coding.</text:p>
      <text:p text:style-name="Standard">CAN frame format: 0x18dd,dsss 32 E4 vv vv vv vv vv vv</text:p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change-start text:change-id="ct1041518768"/><text:span text:style-name="T6">the</text:span><text:change-end text:change-id="ct1041518768"/><text:change-start text:change-id="ct1034295856"/> data bytes.<text:change-end text:change-id="ct1034295856"/></text:p>
      <text:h text:style-name="Heading_20_1" text:outline-level="1">Protocol Identification Values (Normative)<text:change-start text:change-id="ct692150224"/></text:h>
      <text:p text:style-name="Standard">A 1 bit in a position indicates that the corresponding protocol is supported by the sending node. A 0 bit in a position indicates that the corresponding protocol i<text:change-end text:change-id="ct692150224"/><text:change-start text:change-id="ct743355136"/>s not supported by the sending node.<text:change-end text:change-id="ct743355136"/></text:p>
      <text:p text:style-name="Standard"><text:change-end text:change-id="ct1108602448"/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3"><text:change-start text:change-id="ct1035123840"/><text:s text:c="4"/><text:change-end text:change-id="ct1035123840"/><text:change-start text:change-id="ct1041289312"/>vv vv vv vv vv vv<text:change-end text:change-id="ct1041289312"/></text:p>
          </table:table-cell>
          <table:table-cell table:style-name="Table2.B1" office:value-type="string">
            <text:p text:style-name="P13"><text:change-start text:change-id="ct702275952"/>Protocol<text:change-end text:change-id="ct702275952"/></text:p>
          </table:table-cell>
        </table:table-row>
        <table:table-row>
          <table:table-cell table:style-name="Table2.A2" office:value-type="string">
            <text:p text:style-name="P11"><text:change-start text:change-id="ct1584559312"/>0x80 00 00 00 00 00<text:change-end text:change-id="ct1584559312"/></text:p>
          </table:table-cell>
          <table:table-cell table:style-name="Table2.B2" office:value-type="string">
            <text:p text:style-name="P12"><text:change-start text:change-id="ct996709648"/>Protocol Identification Protocol<text:change-end text:change-id="ct996709648"/></text:p>
          </table:table-cell>
        </table:table-row>
        <table:table-row>
          <table:table-cell table:style-name="Table2.A2" office:value-type="string">
            <text:p text:style-name="P11"><text:change-start text:change-id="ct1145399344"/>0x40 00 00 00 00 00<text:change-end text:change-id="ct1145399344"/></text:p>
          </table:table-cell>
          <table:table-cell table:style-name="Table2.B2" office:value-type="string">
            <text:p text:style-name="P12"><text:change-start text:change-id="ct1296596704"/>Datagram Protocol<text:change-end text:change-id="ct1296596704"/></text:p>
          </table:table-cell>
        </table:table-row>
        <table:table-row>
          <table:table-cell table:style-name="Table2.A2" office:value-type="string">
            <text:p text:style-name="P11"><text:change-start text:change-id="ct1225229440"/>0x20 00 00 00 00 00<text:change-end text:change-id="ct1225229440"/></text:p>
          </table:table-cell>
          <table:table-cell table:style-name="Table2.B2" office:value-type="string">
            <text:p text:style-name="P12"><text:change-start text:change-id="ct1106559552"/>Stream Protocol<text:change-end text:change-id="ct1106559552"/></text:p>
          </table:table-cell>
        </table:table-row>
        <table:table-row>
          <table:table-cell table:style-name="Table2.A2" office:value-type="string">
            <text:p text:style-name="P11"><text:change-start text:change-id="ct994840672"/>0x10 00 00 00 00 00<text:change-end text:change-id="ct994840672"/></text:p>
          </table:table-cell>
          <table:table-cell table:style-name="Table2.B2" office:value-type="string">
            <text:p text:style-name="P12"><text:change-start text:change-id="ct1145882800"/>Configuration Protocol<text:change-end text:change-id="ct1145882800"/></text:p>
          </table:table-cell>
        </table:table-row>
        <table:table-row>
          <table:table-cell table:style-name="Table2.A2" office:value-type="string">
            <text:p text:style-name="P11"><text:change-start text:change-id="ct1176369680"/>0x08 00 00 00 00 00<text:change-end text:change-id="ct1176369680"/></text:p>
          </table:table-cell>
          <table:table-cell table:style-name="Table2.B2" office:value-type="string">
            <text:p text:style-name="P12"><text:change-start text:change-id="ct1114285344"/>Reservation Protocol<text:change-end text:change-id="ct1114285344"/></text:p>
          </table:table-cell>
        </table:table-row>
        <table:table-row>
          <table:table-cell table:style-name="Table2.A2" office:value-type="string">
            <text:p text:style-name="P11"><text:change-start text:change-id="ct1114431808"/>0x04 00 00 00 00 00<text:change-end text:change-id="ct1114431808"/></text:p>
          </table:table-cell>
          <table:table-cell table:style-name="Table2.B2" office:value-type="string">
            <text:p text:style-name="P12"><text:change-start text:change-id="ct1145602736"/>Display Protocol<text:change-end text:change-id="ct1145602736"/></text:p>
          </table:table-cell>
        </table:table-row>
        <table:table-row>
          <table:table-cell table:style-name="Table2.A2" office:value-type="string">
            <text:p text:style-name="P11"><text:change-start text:change-id="ct1141272512"/>0x02 00 00 00 00 00<text:change-end text:change-id="ct1141272512"/></text:p>
          </table:table-cell>
          <table:table-cell table:style-name="Table2.B2" office:value-type="string">
            <text:p text:style-name="P12"><text:change-start text:change-id="ct658280368"/>Identification Protocol<text:change-end text:change-id="ct658280368"/></text:p>
          </table:table-cell>
        </table:table-row>
        <table:table-row>
          <table:table-cell table:style-name="Table2.A2" office:value-type="string">
            <text:p text:style-name="P11"><text:change-start text:change-id="ct1107907504"/>0x01 00 00 00 00 00<text:change-end text:change-id="ct1107907504"/></text:p>
          </table:table-cell>
          <table:table-cell table:style-name="Table2.B2" office:value-type="string">
            <text:p text:style-name="P12"><text:change-start text:change-id="ct1034735328"/>Teaching/Learning Configuration Protocol<text:change-end text:change-id="ct1034735328"/></text:p>
          </table:table-cell>
        </table:table-row>
        <table:table-row>
          <table:table-cell table:style-name="Table2.A2" office:value-type="string">
            <text:p text:style-name="P11"><text:change-start text:change-id="ct1177212272"/>0x00 80 00 00 00 00<text:change-end text:change-id="ct1177212272"/></text:p>
          </table:table-cell>
          <table:table-cell table:style-name="Table2.B2" office:value-type="string">
            <text:p text:style-name="P12"><text:change-start text:change-id="ct1447654512"/>Remote Button Protocol<text:change-end text:change-id="ct1447654512"/></text:p>
          </table:table-cell>
        </table:table-row>
        <table:table-row>
          <table:table-cell table:style-name="Table2.A2" office:value-type="string">
            <text:p text:style-name="P12"><text:change-start text:change-id="ct1269590256"/>All others<text:change-end text:change-id="ct1269590256"/></text:p>
          </table:table-cell>
          <table:table-cell table:style-name="Table2.B2" office:value-type="string">
            <text:p text:style-name="P12"><text:change-start text:change-id="ct1225011856"/>Reserved. Shall be sent as 0 and ignored upon receipt.<text:change-end text:change-id="ct1225011856"/></text:p>
          </table:table-cell>
        </table:table-row>
      </table:table>
      <text:p text:style-name="Standard"><text:change-start text:change-id="ct1080100000"/></text:p>
      <text:p text:style-name="Standard"/>
      <text:p text:style-name="Standard"><text:change-end text:change-id="ct1080100000"/><text:change text:change-id="ct110656128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9"><text:s/>1 Introduction (Informative)<text:tab/>1</text:p>
          <text:p text:style-name="P19"><text:s/>2 Intended Use (Informative)<text:tab/>1</text:p>
          <text:p text:style-name="P19"><text:s/>3 References and Context (Normative)<text:tab/>1</text:p>
          <text:p text:style-name="P19"><text:s/>4 Messages (Normative)<text:tab/>1</text:p>
          <text:p text:style-name="P20"><text:s/>4.1 Protocol Support Inquiry<text:tab/>1</text:p>
          <text:p text:style-name="P20"><text:s/>4.2 Protocol Support Reply<text:tab/>2</text:p>
          <text:p text:style-name="P19"><text:s/>5 Interactions (Normative)<text:tab/>2</text:p>
          <text:p text:style-name="P19"><text:s/>6 Protocol Identification Values (Normative)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70235350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22540556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  <text:changed-region text:id="ct1145518688">
            <text:insertion>
              <office:change-info>
                <dc:creator>Bob Jacobsen</dc:creator>
                <dc:date>2010-10-10T10:47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702353504"/><text:change-start text:change-id="ct1225405568"/>OpenLCB <text:change-end text:change-id="ct1225405568"/><text:change-start text:change-id="ct1145518688"/>Protocol Identification Protocol Standard<text:change-end text:change-id="ct1145518688"/></text:p>
      </style:header>
      <style:footer>
        <text:tracked-changes>
          <text:changed-region text:id="ct114566972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08100912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14529281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145669728"/><text:change-start text:change-id="ct1081009120"/><text:span text:style-name="MT2">Copyright 2010, by J. Day, D. Harris, B. Jacobsen, and A. Shepherd</text:span><text:change-end text:change-id="ct1081009120"/><text:change text:change-id="ct1145292816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3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9:38:08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04053484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04091096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040627648">
            <text:insertion>
              <office:change-info>
                <dc:creator>Bob Jacobsen</dc:creator>
                <dc:date>2010-10-10T10:52:00</dc:date>
              </office:change-info>
            </text:insertion>
          </text:changed-region>
          <text:changed-region text:id="ct1040679968">
            <text:deletion>
              <office:change-info>
                <dc:creator>Bob Jacobsen</dc:creator>
                <dc:date>2010-10-10T10:46:00</dc:date>
              </office:change-info>
              <text:p text:style-name="MP7">(title)</text:p>
            </text:deletion>
          </text:changed-region>
          <text:changed-region text:id="ct1040703152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text:id="ct1287111360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03989860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04078020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447673840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040534848"/><text:change-start text:change-id="ct1040910960"/>OpenLCB <text:change-end text:change-id="ct1040910960"/><text:change-start text:change-id="ct1040627648"/>Standard<text:change-end text:change-id="ct104062764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040679968"/><text:change-start text:change-id="ct1040703152"/>Protocol Identification Protocol<text:change-end text:change-id="ct104070315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287111360"/><text:change-start text:change-id="ct1039898608"/><text:date style:data-style-name="N37" text:date-value="2010-10-08T17:19:56" text:fixed="true">10/08/10</text:date><text:change-end text:change-id="ct1039898608"/></text:p>
            </table:table-cell>
            <table:table-cell table:style-name="Table1.C1" office:value-type="string">
              <text:p text:style-name="MP7"><text:change text:change-id="ct1040780208"/><text:change-start text:change-id="ct1447673840"/>Preliminary<text:change-end text:change-id="ct1447673840"/></text:p>
            </table:table-cell>
          </table:table-row>
        </table:table>
        <text:p text:style-name="Header"/>
      </style:header>
      <style:footer>
        <text:tracked-changes>
          <text:changed-region text:id="ct702108160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14176881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5764592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702108160"/><text:change-start text:change-id="ct1141768816"/><text:span text:style-name="MT5">10</text:span><text:change-end text:change-id="ct1141768816"/><text:span text:style-name="MT5">, by J. Day, D. Harris, B. Jacobsen, </text:span><text:change text:change-id="ct657645920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3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9:38:08.99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Protocol Identification Protocol Standard</dc:title>
    <meta:initial-creator>Alex Shepherd</meta:initial-creator>
    <meta:creation-date>2009-01-22T07:11:27</meta:creation-date>
    <meta:editing-cycles>89</meta:editing-cycles>
    <meta:editing-duration>PT13H10M49S</meta:editing-duration>
    <meta:generator>OpenOffice.org/3.2$Unix OpenOffice.org_project/320m18$Build-9502</meta:generator>
    <dc:date>2010-10-10T19:38:09</dc:date>
    <dc:creator>Bob Jacobsen</dc:creator>
    <meta:keyword>OpenLCB Protocol Identification</meta:keyword>
    <meta:document-statistic meta:table-count="2" meta:image-count="1" meta:object-count="0" meta:page-count="3" meta:paragraph-count="85" meta:word-count="595" meta:character-count="3712"/>
    <meta:user-defined meta:name="Info 1"/>
    <meta:user-defined meta:name="Info 2"/>
    <meta:user-defined meta:name="Info 3"/>
    <meta:user-defined meta:name="Info 4"/>
  </office:meta>
</office:document-meta>
</file>